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31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014in" style:rel-column-width="11764*"/>
    </style:style>
    <style:style style:name="Table2.B" style:family="table-column">
      <style:table-column-properties style:column-width="5.4917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ab-stops>
          <style:tab-stop style:position="0.4984in"/>
          <style:tab-stop style:position="1.4819in"/>
          <style:tab-stop style:position="2.1862in"/>
        </style:tab-stops>
      </style:paragraph-properties>
      <style:text-properties fo:font-weight="normal" style:font-weight-asian="normal" style:font-weight-complex="normal"/>
    </style:style>
    <style:style style:name="P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DejaVu Sans Mono" fo:font-size="8pt" style:font-size-asian="8pt" style:font-size-complex="8pt"/>
    </style:style>
    <style:style style:name="P8" style:family="paragraph" style:parent-style-name="Standard">
      <style:paragraph-properties>
        <style:tab-stops>
          <style:tab-stop style:position="0.4984in"/>
          <style:tab-stop style:position="1.4819in"/>
          <style:tab-stop style:position="2.1862in"/>
        </style:tab-stops>
      </style:paragraph-properties>
    </style:style>
    <style:style style:name="P9" style:family="paragraph" style:parent-style-name="Heading">
      <style:paragraph-properties fo:break-before="page"/>
    </style:style>
    <style:style style:name="P10" style:family="paragraph" style:parent-style-name="Standard">
      <style:text-properties style:font-name="DejaVu Sans Mono" fo:font-size="8pt" style:font-size-asian="8pt" style:font-size-complex="8pt"/>
    </style:style>
    <style:style style:name="P11" style:family="paragraph" style:parent-style-name="Standard">
      <style:text-properties style:font-name="DejaVu Sans Mono" fo:font-size="8pt" officeooo:paragraph-rsid="000939e5" style:font-size-asian="8pt" style:font-size-complex="8pt"/>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paragraph-properties fo:break-before="page"/>
      <style:text-properties style:text-underline-style="none" fo:font-weight="bold" style:font-weight-asian="bold" style:font-weight-complex="bold"/>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language="fr" fo:country="FR"/>
    </style:style>
    <style:style style:name="T8" style:family="text">
      <style:text-properties fo:font-weight="normal" style:font-weight-asian="normal" style:font-weight-complex="normal"/>
    </style:style>
    <style:style style:name="T9" style:family="text">
      <style:text-properties officeooo:rsid="00093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ecification EpiData Template file structure</text:p>
      <text:p text:style-name="Text_20_body">v1.0 february 13 2011</text:p>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1">Obligatory lines:</text:p>
      <text:p text:style-name="Standard">Lines thereafter are either comments or content specifications (or blank line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 Epidata template file</text:p>
      <text:p text:style-name="Standard">2 # Version 2.2 created March 2<text:span text:style-name="T1">nd</text:span> 2010 </text:p>
      <text:p text:style-name="Standard"/>
      <text:p text:style-name="Standard">Following the above header information the remaining lines specifies the contents of the file. Six types (d1 - d6) of specifications are allowed:</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translate</text:p>
          </table:table-cell>
          <table:table-cell table:style-name="Table1.C2" office:value-type="string">
            <text:p text:style-name="Table_20_Contents">These lines specify a trans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5"><text:span text:style-name="T3">format</text:span><text:span text:style-name="T2">:</text:span></text:p>
      <text:p text:style-name="P3">title<text:tab/>&lt;language ident&gt; &lt;”Title for the project”&gt;</text:p>
      <text:p text:style-name="P3"/>
      <text:p text:style-name="P3"><text:span text:style-name="T4">Example</text:span>:</text:p>
      <text:p text:style-name="P3">title<text:tab/>en<text:tab/>”This is my first EpiData template file”</text:p>
      <text:p text:style-name="P3"><text:soft-page-break/><text:tab/></text:p>
      <text:p text:style-name="P3"/>
      <text:p text:style-name="P3"/>
      <text:p text:style-name="P2">D2: Valuelabels</text:p>
      <text:p text:style-name="Standard">These contain definitions for a single value label in the project. A value label gives an explanation for a value entered, e.g. 1 for “Female”. All value labels with the same name is called a “value label set”. The first time a given name is used a new value label set is defined. </text:p>
      <text:p text:style-name="Standard"/>
      <text:p text:style-name="Standard">All value labels used in any field definition must be defined in the same template file.</text:p>
      <text:p text:style-name="Standard"/>
      <text:p text:style-name="Standard"><text:span text:style-name="T6">format</text:span>:<text:line-break/>valuelabel<text:tab/>&lt;”set name in qoutes”&gt; &lt;value&gt; &lt;”text included in quotation marks”&gt; [missing]</text:p>
      <text:p text:style-name="Standard"/>
      <text:p text:style-name="Standard">Where ”valuelabel” is the key word, name is specified <text:s/>by the user, value is the desired value and missing is a keyword indicating that this value is used for missing. </text:p>
      <text:p text:style-name="Standard"/>
      <text:p text:style-name="Standard"><text:span text:style-name="T4">Example</text:span>:</text:p>
      <text:p text:style-name="Standard">valuelabel<text:tab/>yn <text:tab/>1<text:tab/>”No”</text:p>
      <text:p text:style-name="Standard">valuelabel<text:tab/>yn <text:tab/>2<text:tab/>”Yes”</text:p>
      <text:p text:style-name="Standard">valuelabel <text:tab/>yn<text:tab/>8<text:tab/>”Irrelevant”<text:tab/>missing</text:p>
      <text:p text:style-name="Standard">valuelabel<text:tab/>yn <text:tab/>9<text:tab/>”Unknown”<text:tab/>missing</text:p>
      <text:p text:style-name="Standard"/>
      <text:p text:style-name="Standard">Which would specify the value label ”yn” with the values 1,2,8 and 9 with the texts shown and values 8 and 9 defined as missing values. </text:p>
      <text:p text:style-name="Standard"/>
      <text:p text:style-name="P2">D3: Sections</text:p>
      <text:p text:style-name="Standard">These lines specify a single logical section placed on the main section. Each line can specify a unique name/caption and a width of the section. The caption of the section can later be used in the definition of fields to indicate where a given field is placed.</text:p>
      <text:p text:style-name="Standard"/>
      <text:p text:style-name="P1">Format:</text:p>
      <text:p text:style-name="Standard">section<text:tab/><text:tab/>&lt;”caption in quotes”&gt; &lt;width&gt; <text:line-break/></text:p>
      <text:p text:style-name="P6">D4: Fields</text:p>
      <text:p text:style-name="Standard">These contain the definition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Standard"/>
      <text:p text:style-name="P12"/>
      <text:p text:style-name="P13">Format:</text:p>
      <text:p text:style-name="Standard">field<text:tab/>&lt;”section caption in quotes”&gt; &lt;fieldtype*&gt; &lt;format&gt; &lt;variable name&gt; &lt;”question in quoted text”&gt; [valuelabel name] [range min] [range max]</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7"/>
            <text:p text:style-name="P7">basic data fields:<text:line-break/>i = Integer</text:p>
            <text:p text:style-name="P7">f = Float</text:p>
            <text:p text:style-name="P7">s = String</text:p>
            <text:p text:style-name="P7">u = Uppercase String</text:p>
            <text:p text:style-name="P7">d = Date (DMY)</text:p>
            <text:p text:style-name="P7">m = Date (MDY)</text:p>
            <text:p text:style-name="P7">y = Date (YMD)</text:p>
            <text:p text:style-name="P7">t = Time</text:p>
            <text:p text:style-name="P11">b = Boolean</text:p>
            <text:p text:style-name="P7"/>
            <text:p text:style-name="P7">Fields assigned a value automatically</text:p>
            <text:p text:style-name="P7"><text:span text:style-name="T9">a</text:span> = Auto Increment</text:p>
            <text:p text:style-name="P7"><text:span text:style-name="T9">n</text:span> = Auto Date (DMY)</text:p>
            <text:p text:style-name="P7"><text:span text:style-name="T9">o</text:span> = Auto Date (MDY)</text:p>
            <text:p text:style-name="P7"><text:span text:style-name="T9">p </text:span>= Auto Date (YMD)</text:p>
            <text:p text:style-name="P7"><text:span text:style-name="T9">z</text:span> = Auto Time</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or fields with a predifined length (time, date, etc.) set to 0 (null).</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Standard">Range min/max</text:p>
          </table:table-cell>
          <table:table-cell table:style-name="Table2.B2" office:value-type="string">
            <text:p text:style-name="Standard">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Standard"/>
      <text:p text:style-name="Standard"><text:span text:style-name="T4">Examples</text:span>:</text:p>
      <text:p text:style-name="Standard">field “main” i 1 v1 "Smoker" yn 0 0 <text:line-break/>field “main” f 2.2 v2 "next q" nil 0 100</text:p>
      <text:p text:style-name="Standard">field “demography” s 20 v3 ”First Name” nil 0 0 <text:line-break/></text:p>
      <text:p text:style-name="Standard"/>
      <text:p text:style-name="P2">D5: Headings</text:p>
      <text:p text:style-name="Standard">These lines define a single heading in the project. Headings provide no function and can only be used to display texturial information to the user of the project. The &lt;name&gt; is only used to facilitate translation, see below for details.</text:p>
      <text:p text:style-name="Standard"/>
      <text:p text:style-name="P1">Format:</text:p>
      <text:p text:style-name="Standard">heading<text:tab/>&lt;section&gt; &lt;name&gt; &lt;”caption text in quotes”&gt;</text:p>
      <text:p text:style-name="Standard"/>
      <text:p text:style-name="Standard"><text:span text:style-name="T5">Example</text:span>:</text:p>
      <text:p text:style-name="Standard">heading main ”This is my first project!”</text:p>
      <text:p text:style-name="Standard">heading demography ”Please enter the name:”</text:p>
      <text:p text:style-name="Standard"/>
      <text:p text:style-name="P2">D6: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
      <text:p text:style-name="Standard">It is possible to translate the caption of a section, the ”question” of a field, the caption of a heading <text:soft-page-break/>and labels of a valuelabel.</text:p>
      <text:p text:style-name="Standard"/>
      <text:p text:style-name="Standard"><text:span text:style-name="T6">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
      <text:p text:style-name="Standard"><text:span text:style-name="T5">Example</text:span>:</text:p>
      <text:p text:style-name="Standard">translate field V1 da ”Alder på personen”</text:p>
      <text:p text:style-name="Standard">translate heading H1 fr ”<text:bookmark text:name="result_box"/><text:span text:style-name="T7">Âge de la personne</text:span>”</text:p>
      <text:p text:style-name="Standard">translate section Demography de ”Demografie”</text:p>
      <text:p text:style-name="Standard">translate valuelabel YN 0 cn ”无”</text:p>
      <text:p text:style-name="Standard">Complete sample template file:</text:p>
      <text:p text:style-name="Standard">The file defines the structure of the Bromar – marathon sample data file released with EpiData Analysis.</text:p>
      <text:p text:style-name="Standard"/>
      <text:p text:style-name="Standard"># Epidata template file for Bromar data.</text:p>
      <text:p text:style-name="Standard"># Version 2.2 created March 2<text:span text:style-name="T1">nd</text:span> 2011</text:p>
      <text:p text:style-name="Standard"><text:span text:style-name="T8">title </text:span><text:span text:style-name="T8">en “Marathon data - 1995 across bridges from Funen to Jutland, Denmark”</text:span></text:p>
      <text:p text:style-name="P3">#</text:p>
      <text:p text:style-name="P3"># section main is declared by the software as the default section </text:p>
      <text:p text:style-name="Standard">#</text:p>
      <text:p text:style-name="Standard"># The next lines define value labels – must be defined before they can be used. </text:p>
      <text:p text:style-name="Standard">Valuelabel yn <text:tab/>1 ”No”</text:p>
      <text:p text:style-name="Standard">valuelabel yn <text:tab/>2 ”Yes”</text:p>
      <text:p text:style-name="Standard">valuelabel yn<text:tab/>8 ”Irrelevant”<text:tab/>missing</text:p>
      <text:p text:style-name="Standard">valuelabel yn <text:tab/>9 ”Unknown”<text:tab/>missing</text:p>
      <text:p text:style-name="Standard">valuelabel fm <text:tab/>1 “Female”</text:p>
      <text:p text:style-name="Standard">valuelabel fm<text:tab/>2 “Male”</text:p>
      <text:p text:style-name="P3">valuelabel res<text:tab/>1 ”0- 25 km” <text:s text:c="8"/></text:p>
      <text:p text:style-name="P3">valuelabel res<text:tab/>2 “26-62 km”</text:p>
      <text:p text:style-name="P3">valuelabel res<text:tab/>3 “ 63 -120”</text:p>
      <text:p text:style-name="P3">valuelabel res<text:tab/>4 “120+ km”</text:p>
      <text:p text:style-name="P3">valuelabel res<text:tab/>5 “Copenhagen”</text:p>
      <text:p text:style-name="P3">valuelabel res<text:tab/>6 “East Denmark”</text:p>
      <text:p text:style-name="P3">valuelabel res 8 “Other Country” missing</text:p>
      <text:p text:style-name="P3">valuelabel res<text:tab/>9 “Unknown” missing</text:p>
      <text:p text:style-name="P3">valuelabel rest <text:s/>9 “Unknown” missing</text:p>
      <text:p text:style-name="P3">valuelabel Hours 0 “2.5-3.4"</text:p>
      <text:p text:style-name="P3">valuelabel Hours 1 “3.5-3.7” <text:s text:c="9"/></text:p>
      <text:p text:style-name="P3">valuelabel Hours 2 “3.8-4.1” <text:s text:c="9"/></text:p>
      <text:p text:style-name="P3">valuelabel Hours 3 “4.2-6.2”</text:p>
      <text:p text:style-name="P3">valuelabel hours 9 “Unknown” Missing <text:s text:c="9"/></text:p>
      <text:p text:style-name="P3">#</text:p>
      <text:p text:style-name="P3">* Now fields are defined sequentially.</text:p>
      <text:p text:style-name="P3">field main i 4 id “Runners number during the Marathon” nil 1 4300 <text:tab/><text:tab/> <text:s text:c="47"/>field main i 4 km “Distance from residence (km)” nil 0 800 </text:p>
      <text:p text:style-name="P4">field main i 4 kmgrp “Distance from residence (grouped km)” res 0 800</text:p>
      <text:p text:style-name="P4">section<text:tab/>“demography”<text:tab/> 400</text:p>
      <text:p text:style-name="P4"><text:soft-page-break/>field “demography” i<text:tab/>4 sex “Sex of particpant” fm</text:p>
      <text:p text:style-name="P4">field “demography” i<text:tab/>4 born “Year of birth (4 digits)” nil 1930 1985 </text:p>
      <text:p text:style-name="P4">section “results” 450</text:p>
      <text:p text:style-name="P4"># float variables indicate number of digits before and after decimal point. </text:p>
      <text:p text:style-name="P4"># format specifications must be using period (.) to describe the lengths</text:p>
      <text:p text:style-name="P4">field results f 1.4 runtime “Time in hours, minutes and seconds” </text:p>
      <text:p text:style-name="P4">field results f 1.4 dectime “Completion time (decimal)” <text:s/>nil 2.0 7.0</text:p>
      <text:p text:style-name="P8">field results i 1 decgrp “Completion time (grouped)” <text:s/>hours <text:span text:style-name="T8"><text:s text:c="17"/></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2-14T20:23:45</dc:date>
    <dc:creator>Jens Lauritsen</dc:creator>
    <meta:editing-duration>PT04H54M18S</meta:editing-duration>
    <meta:editing-cycles>11</meta:editing-cycles>
    <meta:generator>OpenOffice.org/3.2$Unix OpenOffice.org_project/320m19$Build-9505</meta:generator>
    <meta:document-statistic meta:table-count="2" meta:image-count="0" meta:object-count="0" meta:page-count="5" meta:paragraph-count="142" meta:word-count="1431" meta:character-count="8124"/>
  </office:meta>
</office:document-meta>
</file>